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5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8344" calcext:value-type="float">
            <text:p>20.2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8656" calcext:value-type="float">
            <text:p>20.4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4816" calcext:value-type="float">
            <text:p>20.2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9408" calcext:value-type="float">
            <text:p>20.4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9992" calcext:value-type="float">
            <text:p>20.5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128" calcext:value-type="float">
            <text:p>20.4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3896" calcext:value-type="float">
            <text:p>20.5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4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6568" calcext:value-type="float">
            <text:p>20.5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3624" calcext:value-type="float">
            <text:p>20.6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09-19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05-08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6088" calcext:value-type="float">
            <text:p>24.3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3-01-05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9-13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5-03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1-10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2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1-04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8" calcext:value-type="float">
            <text:p>20.4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7-13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3-02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9282580645" calcext:value-type="float">
            <text:p>24.01892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8812903226" calcext:value-type="float">
            <text:p>24.0978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65687741935" calcext:value-type="float">
            <text:p>23.846568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39437419355" calcext:value-type="float">
            <text:p>23.34394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95416" calcext:value-type="float">
            <text:p>23.45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70781935484" calcext:value-type="float">
            <text:p>23.54707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4526451613" calcext:value-type="float">
            <text:p>23.00345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1592" calcext:value-type="float">
            <text:p>22.00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90265806452" calcext:value-type="float">
            <text:p>24.01902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29184" calcext:value-type="float">
            <text:p>24.16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813" calcext:value-type="float">
            <text:p>24.030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43423448276" calcext:value-type="float">
            <text:p>24.574342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2616774194" calcext:value-type="float">
            <text:p>24.59726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85512258064" calcext:value-type="float">
            <text:p>24.738551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29584516129" calcext:value-type="float">
            <text:p>24.7029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2788" calcext:value-type="float">
            <text:p>24.59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5688" calcext:value-type="float">
            <text:p>23.6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76851612903" calcext:value-type="float">
            <text:p>23.7576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6948" calcext:value-type="float">
            <text:p>23.58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63891612903" calcext:value-type="float">
            <text:p>24.05638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58567741935" calcext:value-type="float">
            <text:p>24.24585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03082857143" calcext:value-type="float">
            <text:p>24.02030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73432258064" calcext:value-type="float">
            <text:p>24.21734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8913" calcext:value-type="float">
            <text:p>24.068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83472" calcext:value-type="float">
            <text:p>23.75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2903483871" calcext:value-type="float">
            <text:p>22.81290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31452307692" calcext:value-type="float">
            <text:p>22.703145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8884" calcext:value-type="float">
            <text:p>24.59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81806451613" calcext:value-type="float">
            <text:p>25.0181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76" calcext:value-type="float">
            <text:p>25.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221" calcext:value-type="float">
            <text:p>25.302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35710967742" calcext:value-type="float">
            <text:p>24.98357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4436" calcext:value-type="float">
            <text:p>24.82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838875" calcext:value-type="float">
            <text:p>25.20838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74110967742" calcext:value-type="float">
            <text:p>25.22741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32848" calcext:value-type="float">
            <text:p>25.11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87649032258" calcext:value-type="float">
            <text:p>24.94876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63881290323" calcext:value-type="float">
            <text:p>24.73638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36467096774" calcext:value-type="float">
            <text:p>24.70364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29128" calcext:value-type="float">
            <text:p>24.42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56258064516" calcext:value-type="float">
            <text:p>23.9956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06336" calcext:value-type="float">
            <text:p>23.56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47425" calcext:value-type="float">
            <text:p>23.98747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4742068965" calcext:value-type="float">
            <text:p>23.8294742068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85981935484" calcext:value-type="float">
            <text:p>24.27859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8376774194" calcext:value-type="float">
            <text:p>24.25283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3313548387" calcext:value-type="float">
            <text:p>24.03633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6048516129" calcext:value-type="float">
            <text:p>23.66604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9871483871" calcext:value-type="float">
            <text:p>23.69987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12069677419" calcext:value-type="float">
            <text:p>24.06120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9509677419" calcext:value-type="float">
            <text:p>23.9179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99700645161" calcext:value-type="float">
            <text:p>23.52997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6112" calcext:value-type="float">
            <text:p>23.07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73811612903" calcext:value-type="float">
            <text:p>22.08738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54711428571" calcext:value-type="float">
            <text:p>21.78547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76575" calcext:value-type="float">
            <text:p>22.89076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31509677419" calcext:value-type="float">
            <text:p>23.6131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0432" calcext:value-type="float">
            <text:p>23.61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16712258064" calcext:value-type="float">
            <text:p>23.031671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51819354839" calcext:value-type="float">
            <text:p>23.0251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2766451613" calcext:value-type="float">
            <text:p>23.11927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27184" calcext:value-type="float">
            <text:p>22.56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189975" calcext:value-type="float">
            <text:p>19.77189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1008" calcext:value-type="float">
            <text:p>19.95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95378064516" calcext:value-type="float">
            <text:p>22.52953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12922857143" calcext:value-type="float">
            <text:p>23.51129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227" calcext:value-type="float">
            <text:p>23.9142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57930322581" calcext:value-type="float">
            <text:p>24.32579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59512" calcext:value-type="float">
            <text:p>24.14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47065806452" calcext:value-type="float">
            <text:p>23.74470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34416" calcext:value-type="float">
            <text:p>22.91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515375" calcext:value-type="float">
            <text:p>22.18515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72904" calcext:value-type="float">
            <text:p>23.83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0523870968" calcext:value-type="float">
            <text:p>23.40205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58384" calcext:value-type="float">
            <text:p>23.39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637" calcext:value-type="float">
            <text:p>23.7656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63414285714" calcext:value-type="float">
            <text:p>25.15634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56531612903" calcext:value-type="float">
            <text:p>25.02565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18188387097" calcext:value-type="float">
            <text:p>24.85181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07550967742" calcext:value-type="float">
            <text:p>24.55075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65264" calcext:value-type="float">
            <text:p>23.56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02698181818" calcext:value-type="float">
            <text:p>23.610269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39811612903" calcext:value-type="float">
            <text:p>21.55398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8888" calcext:value-type="float">
            <text:p>25.62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4334545455" calcext:value-type="float">
            <text:p>26.420433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32064" calcext:value-type="float">
            <text:p>26.2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7128" calcext:value-type="float">
            <text:p>26.12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2988" calcext:value-type="float">
            <text:p>26.19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6928" calcext:value-type="float">
            <text:p>25.9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4932" calcext:value-type="float">
            <text:p>25.74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0464" calcext:value-type="float">
            <text:p>25.8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1116" calcext:value-type="float">
            <text:p>24.93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8768" calcext:value-type="float">
            <text:p>24.1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8108" calcext:value-type="float">
            <text:p>25.24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5752" calcext:value-type="float">
            <text:p>24.6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9844" calcext:value-type="float">
            <text:p>24.65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864" calcext:value-type="float">
            <text:p>24.0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6268" calcext:value-type="float">
            <text:p>25.76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7332" calcext:value-type="float">
            <text:p>25.89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9128" calcext:value-type="float">
            <text:p>25.7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8108" calcext:value-type="float">
            <text:p>25.24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4376" calcext:value-type="float">
            <text:p>24.3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0892" calcext:value-type="float">
            <text:p>23.90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3676" calcext:value-type="float">
            <text:p>22.55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7428" calcext:value-type="float">
            <text:p>23.61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7972" calcext:value-type="float">
            <text:p>23.39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1844" calcext:value-type="float">
            <text:p>21.61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8904" calcext:value-type="float">
            <text:p>24.7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3144" calcext:value-type="float">
            <text:p>24.3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21" calcext:value-type="float">
            <text:p>24.42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2664" calcext:value-type="float">
            <text:p>24.3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6068" calcext:value-type="float">
            <text:p>24.16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7008" calcext:value-type="float">
            <text:p>24.0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1748" calcext:value-type="float">
            <text:p>23.89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2316" calcext:value-type="float">
            <text:p>23.10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8876" calcext:value-type="float">
            <text:p>26.05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082" calcext:value-type="float">
            <text:p>25.61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3032" calcext:value-type="float">
            <text:p>25.7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6124" calcext:value-type="float">
            <text:p>25.37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2364" calcext:value-type="float">
            <text:p>25.77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6456" calcext:value-type="float">
            <text:p>25.7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3032" calcext:value-type="float">
            <text:p>25.7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6268" calcext:value-type="float">
            <text:p>25.76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0152" calcext:value-type="float">
            <text:p>25.60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6752" calcext:value-type="float">
            <text:p>25.0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5896" calcext:value-type="float">
            <text:p>25.0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07" calcext:value-type="float">
            <text:p>24.65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4396" calcext:value-type="float">
            <text:p>24.50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3728" calcext:value-type="float">
            <text:p>24.4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6548" calcext:value-type="float">
            <text:p>24.19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6764" calcext:value-type="float">
            <text:p>22.87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6128" calcext:value-type="float">
            <text:p>24.6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5444" calcext:value-type="float">
            <text:p>23.74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1236" calcext:value-type="float">
            <text:p>22.08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846" calcext:value-type="float">
            <text:p>25.77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702" calcext:value-type="float">
            <text:p>25.68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4748" calcext:value-type="float">
            <text:p>25.03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2036" calcext:value-type="float">
            <text:p>24.67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35" calcext:value-type="float">
            <text:p>24.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8524" calcext:value-type="float">
            <text:p>25.52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4892" calcext:value-type="float">
            <text:p>25.42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078" calcext:value-type="float">
            <text:p>25.29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8484" calcext:value-type="float">
            <text:p>25.20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8484" calcext:value-type="float">
            <text:p>25.20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4308" calcext:value-type="float">
            <text:p>25.32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2704" calcext:value-type="float">
            <text:p>24.6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2664" calcext:value-type="float">
            <text:p>24.3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3416" calcext:value-type="float">
            <text:p>20.4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3168" calcext:value-type="float">
            <text:p>20.0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4544" calcext:value-type="float">
            <text:p>24.1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1332" calcext:value-type="float">
            <text:p>23.61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056" calcext:value-type="float">
            <text:p>24.4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0952" calcext:value-type="float">
            <text:p>24.3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535004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8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194" meta:object-count="0"/>
    <meta:user-defined meta:name="AppVersion">3.0</meta:user-defined>
  </office:meta>
</office:document-meta>
</file>